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9pt"/>
    </style:style>
    <style:style style:name="T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38cm" svg:height="1.27cm" svg:x="0.635cm" svg:y="1.27cm">
          <text:p text:style-name="P1"><text:span text:style-name="T1">START:</text:span></text:p>
          <text:p text:style-name="P1"><text:span text:style-name="T1">End of template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25cm" svg:y1="4.445cm" svg:x2="10.16cm" svg:y2="4.445cm">
          <text:p/>
        </draw:line>
        <draw:line draw:style-name="gr2" draw:text-style-name="P3" draw:layer="layout" svg:x1="10.16cm" svg:y1="4.445cm" svg:x2="10.16cm" svg:y2="0.635cm">
          <text:p/>
        </draw:line>
        <draw:line draw:style-name="gr2" draw:text-style-name="P3" draw:layer="layout" svg:x1="2.54cm" svg:y1="0.635cm" svg:x2="10.16cm" svg:y2="0.635cm">
          <text:p/>
        </draw:line>
        <draw:line draw:style-name="gr3" draw:text-style-name="P3" draw:layer="layout" svg:x1="2.54cm" svg:y1="0.635cm" svg:x2="2.54cm" svg:y2="1.27cm">
          <text:p/>
        </draw:line>
        <draw:custom-shape draw:style-name="gr1" draw:text-style-name="P2" draw:layer="layout" svg:width="3.738cm" svg:height="1.27cm" svg:x="0.635cm" svg:y="3.81cm">
          <text:p text:style-name="P1"><text:span text:style-name="T1">Token period or variable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635cm" svg:y="5.715cm">
          <text:p text:style-name="P1"><text:span text:style-name="T1">Token a plu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8.255cm">
          <text:p text:style-name="P1"><text:span text:style-name="T1">Token a minu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10.795cm">
          <text:p text:style-name="P1"><text:span text:style-name="T1">Token an equal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13.335cm">
          <text:p text:style-name="P1"><text:span text:style-name="T1">Token a number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15.24cm">
          <text:p text:style-name="P1"><text:span text:style-name="T1">Token a literal 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17.145cm">
          <text:p text:style-name="P1"><text:span text:style-name="T1">Token a variable 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0.635cm" svg:x="0.635cm" svg:y="19.05cm">
          <text:p text:style-name="P1"><text:span text:style-name="T1">Token a comma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5.08cm" svg:y="1.27cm">
          <text:p text:style-name="P1"><text:span text:style-name="T1">String start=match end</text:span></text:p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5.08cm" svg:y="3.81cm">
          <text:p text:style-name="P1"><text:span text:style-name="T1">Step to next toke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1.905cm" svg:x2="5.08cm" svg:y2="1.905cm">
          <text:p/>
        </draw:line>
        <draw:line draw:style-name="gr3" draw:text-style-name="P3" draw:layer="layout" svg:x1="4.445cm" svg:y1="4.445cm" svg:x2="5.08cm" svg:y2="4.445cm">
          <text:p/>
        </draw:line>
        <draw:line draw:style-name="gr2" draw:text-style-name="P3" draw:layer="layout" svg:x1="6.35cm" svg:y1="6.985cm" svg:x2="6.35cm" svg:y2="7.62cm">
          <text:p/>
        </draw:line>
        <draw:line draw:style-name="gr2" draw:text-style-name="P3" draw:layer="layout" svg:x1="6.35cm" svg:y1="7.62cm" svg:x2="10.795cm" svg:y2="7.62cm">
          <text:p/>
        </draw:line>
        <draw:custom-shape draw:style-name="gr1" draw:text-style-name="P2" draw:layer="layout" svg:width="4.445cm" svg:height="2.54cm" svg:x="11.43cm" svg:y="5.08cm">
          <text:p text:style-name="P1"><text:span text:style-name="T1">String start= match start</text:span></text:p>
          <text:p text:style-name="P1"><text:span text:style-name="T1">Match start=min(length + 1,</text:span></text:p>
          <text:p text:style-name="P1"><text:span text:style-name="T1"><text:s text:c="2"/></text:span><text:span text:style-name="T1">match start +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95cm" svg:y1="7.62cm" svg:x2="10.795cm" svg:y2="6.35cm">
          <text:p/>
        </draw:line>
        <draw:line draw:style-name="gr3" draw:text-style-name="P3" draw:layer="layout" svg:x1="4.445cm" svg:y1="6.35cm" svg:x2="5.08cm" svg:y2="6.35cm">
          <text:p/>
        </draw:line>
        <draw:line draw:style-name="gr3" draw:text-style-name="P3" draw:layer="layout" svg:x1="7.62cm" svg:y1="6.35cm" svg:x2="8.255cm" svg:y2="6.35cm">
          <text:p/>
        </draw:line>
        <draw:line draw:style-name="gr3" draw:text-style-name="P3" draw:layer="layout" svg:x1="10.16cm" svg:y1="6.35cm" svg:x2="11.43cm" svg:y2="6.35cm">
          <text:p/>
        </draw:line>
        <draw:line draw:style-name="gr3" draw:text-style-name="P3" draw:layer="layout" svg:x1="2.54cm" svg:y1="2.54cm" svg:x2="2.54cm" svg:y2="3.81cm">
          <text:p/>
        </draw:line>
        <draw:line draw:style-name="gr3" draw:text-style-name="P3" draw:layer="layout" svg:x1="2.54cm" svg:y1="5.08cm" svg:x2="2.54cm" svg:y2="5.715cm">
          <text:p/>
        </draw:line>
        <draw:line draw:style-name="gr3" draw:text-style-name="P3" draw:layer="layout" svg:x1="2.54cm" svg:y1="6.985cm" svg:x2="2.54cm" svg:y2="8.255cm">
          <text:p/>
        </draw:line>
        <draw:custom-shape draw:style-name="gr1" draw:text-style-name="P2" draw:layer="layout" svg:width="4.445cm" svg:height="1.905cm" svg:x="11.43cm" svg:y="8.255cm">
          <text:p text:style-name="P1"><text:span text:style-name="T1">String start= match start</text:span></text:p>
          <text:p text:style-name="P1"><text:span text:style-name="T1">Match start=max(1, match</text:span></text:p>
          <text:p text:style-name="P1"><text:span text:style-name="T1"><text:s text:c="2"/></text:span><text:span text:style-name="T1">start -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8.89cm" svg:x2="5.08cm" svg:y2="8.89cm">
          <text:p/>
        </draw:line>
        <draw:line draw:style-name="gr3" draw:text-style-name="P3" draw:layer="layout" svg:x1="7.62cm" svg:y1="8.89cm" svg:x2="8.255cm" svg:y2="8.89cm">
          <text:p/>
        </draw:line>
        <draw:line draw:style-name="gr3" draw:text-style-name="P3" draw:layer="layout" svg:x1="10.16cm" svg:y1="8.89cm" svg:x2="11.43cm" svg:y2="8.89cm">
          <text:p/>
        </draw:line>
        <draw:line draw:style-name="gr2" draw:text-style-name="P3" draw:layer="layout" svg:x1="6.35cm" svg:y1="9.525cm" svg:x2="6.35cm" svg:y2="10.16cm">
          <text:p/>
        </draw:line>
        <draw:line draw:style-name="gr2" draw:text-style-name="P3" draw:layer="layout" svg:x1="6.35cm" svg:y1="10.16cm" svg:x2="10.795cm" svg:y2="10.16cm">
          <text:p/>
        </draw:line>
        <draw:line draw:style-name="gr3" draw:text-style-name="P3" draw:layer="layout" svg:x1="10.795cm" svg:y1="10.16cm" svg:x2="10.795cm" svg:y2="8.89cm">
          <text:p/>
        </draw:line>
        <draw:custom-shape draw:style-name="gr1" draw:text-style-name="P2" draw:layer="layout" svg:width="2.54cm" svg:height="1.27cm" svg:x="5.08cm" svg:y="10.79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10.79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11.43cm" svg:y="10.795cm">
          <text:p text:style-name="P1"><text:span text:style-name="T1">String start= match end</text:span></text:p>
          <text:p text:style-name="P1"><text:span text:style-name="T1">Match start=min(length + 1,</text:span></text:p>
          <text:p text:style-name="P1"><text:span text:style-name="T1"><text:s text:c="2"/></text:span><text:span text:style-name="T1">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4cm" svg:y1="9.525cm" svg:x2="2.54cm" svg:y2="10.795cm">
          <text:p/>
        </draw:line>
        <draw:line draw:style-name="gr3" draw:text-style-name="P3" draw:layer="layout" svg:x1="4.445cm" svg:y1="11.43cm" svg:x2="5.08cm" svg:y2="11.43cm">
          <text:p/>
        </draw:line>
        <draw:line draw:style-name="gr3" draw:text-style-name="P3" draw:layer="layout" svg:x1="7.62cm" svg:y1="11.43cm" svg:x2="8.255cm" svg:y2="11.43cm">
          <text:p/>
        </draw:line>
        <draw:line draw:style-name="gr3" draw:text-style-name="P3" draw:layer="layout" svg:x1="10.16cm" svg:y1="11.43cm" svg:x2="11.43cm" svg:y2="11.43cm">
          <text:p/>
        </draw:line>
        <draw:line draw:style-name="gr2" draw:text-style-name="P3" draw:layer="layout" svg:x1="6.35cm" svg:y1="12.065cm" svg:x2="6.35cm" svg:y2="12.7cm">
          <text:p/>
        </draw:line>
        <draw:line draw:style-name="gr2" draw:text-style-name="P3" draw:layer="layout" svg:x1="6.35cm" svg:y1="12.7cm" svg:x2="10.795cm" svg:y2="12.7cm">
          <text:p/>
        </draw:line>
        <draw:line draw:style-name="gr3" draw:text-style-name="P3" draw:layer="layout" svg:x1="10.795cm" svg:y1="12.7cm" svg:x2="10.795cm" svg:y2="11.43cm">
          <text:p/>
        </draw:line>
        <draw:custom-shape draw:style-name="gr1" draw:text-style-name="P2" draw:layer="layout" svg:width="5.715cm" svg:height="1.905cm" svg:x="5.08cm" svg:y="13.335cm">
          <text:p text:style-name="P1"><text:span text:style-name="T1">String start=match end</text:span></text:p>
          <text:p text:style-name="P1"><text:span text:style-name="T1">Match start=min(length + 1,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4cm" svg:y1="12.065cm" svg:x2="2.54cm" svg:y2="13.335cm">
          <text:p/>
        </draw:line>
        <draw:line draw:style-name="gr3" draw:text-style-name="P3" draw:layer="layout" svg:x1="4.445cm" svg:y1="13.97cm" svg:x2="5.08cm" svg:y2="13.97cm">
          <text:p/>
        </draw:line>
        <draw:custom-shape draw:style-name="gr1" draw:text-style-name="P2" draw:layer="layout" svg:width="1.905cm" svg:height="1.27cm" svg:x="5.08cm" svg:y="17.14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03cm" svg:height="1.27cm" svg:x="7.692cm" svg:y="17.145cm">
          <text:p text:style-name="P1"><text:span text:style-name="T1">Match found in rest of 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11.43cm" svg:y="16.51cm">
          <text:p text:style-name="P1"><text:span text:style-name="T1">String start=match end</text:span></text:p>
          <text:p text:style-name="P1"><text:span text:style-name="T1">Match start=match position</text:span></text:p>
          <text:p text:style-name="P1"><text:span text:style-name="T1">Match end=match position +</text:span></text:p>
          <text:p text:style-name="P1"><text:span text:style-name="T1"><text:s text:c="2"/></text:span><text:span text:style-name="T1">pattern length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6.985cm" svg:y="19.05cm">
          <text:p text:style-name="P1"><text:span text:style-name="T1">String start= match end</text:span></text:p>
          <text:p text:style-name="P1"><text:span text:style-name="T1">Match start= 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0.635cm" svg:y="20.32cm"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4cm" svg:y1="16.51cm" svg:x2="2.54cm" svg:y2="17.145cm">
          <text:p/>
        </draw:line>
        <draw:line draw:style-name="gr3" draw:text-style-name="P3" draw:layer="layout" svg:x1="2.54cm" svg:y1="18.415cm" svg:x2="2.54cm" svg:y2="19.05cm">
          <text:p/>
        </draw:line>
        <draw:line draw:style-name="gr3" draw:text-style-name="P3" draw:layer="layout" svg:x1="4.445cm" svg:y1="17.78cm" svg:x2="5.08cm" svg:y2="17.78cm">
          <text:p/>
        </draw:line>
        <draw:line draw:style-name="gr3" draw:text-style-name="P3" draw:layer="layout" svg:x1="6.985cm" svg:y1="17.78cm" svg:x2="7.62cm" svg:y2="17.78cm">
          <text:p/>
        </draw:line>
        <draw:line draw:style-name="gr3" draw:text-style-name="P3" draw:layer="layout" svg:x1="10.795cm" svg:y1="17.78cm" svg:x2="11.43cm" svg:y2="17.78cm">
          <text:p/>
        </draw:line>
        <draw:line draw:style-name="gr3" draw:text-style-name="P3" draw:layer="layout" svg:x1="9.525cm" svg:y1="18.415cm" svg:x2="9.525cm" svg:y2="19.05cm">
          <text:p/>
        </draw:line>
        <draw:frame draw:style-name="gr4" draw:text-style-name="P5" draw:layer="layout" svg:width="1.905cm" svg:height="0.635cm" svg:x="3.81cm" svg:y="1.27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3.762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5.71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8.255cm">
          <draw:text-box>
            <text:p text:style-name="P4"><text:span text:style-name="T1">yes</text:span></text:p>
          </draw:text-box>
        </draw:frame>
        <draw:frame draw:style-name="gr5" draw:text-style-name="P5" draw:layer="layout" svg:width="1.905cm" svg:height="0.607cm" svg:x="3.81cm" svg:y="10.79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13.33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17.145cm">
          <draw:text-box>
            <text:p text:style-name="P4"><text:span text:style-name="T1">yes</text:span></text:p>
          </draw:text-box>
        </draw:frame>
        <draw:frame draw:style-name="gr4" draw:text-style-name="P2" draw:layer="layout" svg:width="1.27cm" svg:height="0.635cm" svg:x="2.54cm" svg:y="19.685cm">
          <draw:text-box>
            <text:p text:style-name="P1"><text:span text:style-name="T1">yes</text:span></text:p>
          </draw:text-box>
        </draw:frame>
        <draw:frame draw:style-name="gr4" draw:text-style-name="P5" draw:layer="layout" svg:width="1.905cm" svg:height="0.635cm" svg:x="6.985cm" svg:y="5.71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8.25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10.795cm">
          <draw:text-box>
            <text:p text:style-name="P4"><text:span text:style-name="T1">yes</text:span></text:p>
          </draw:text-box>
        </draw:frame>
        <draw:line draw:style-name="gr2" draw:text-style-name="P3" draw:layer="layout" svg:x1="4.445cm" svg:y1="15.875cm" svg:x2="9.525cm" svg:y2="15.875cm">
          <text:p/>
        </draw:line>
        <draw:line draw:style-name="gr3" draw:text-style-name="P3" draw:layer="layout" svg:x1="9.525cm" svg:y1="15.875cm" svg:x2="9.525cm" svg:y2="17.145cm">
          <text:p/>
        </draw:line>
        <draw:frame draw:style-name="gr4" draw:text-style-name="P5" draw:layer="layout" svg:width="1.905cm" svg:height="0.635cm" svg:x="3.81cm" svg:y="15.24cm">
          <draw:text-box>
            <text:p text:style-name="P4"><text:span text:style-name="T1">yes</text:span></text:p>
          </draw:text-box>
        </draw:frame>
        <draw:frame draw:style-name="gr4" draw:text-style-name="P5" draw:layer="layout" svg:width="1.27cm" svg:height="0.635cm" svg:x="6.35cm" svg:y="6.98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6.35cm" svg:y="9.52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6.35cm" svg:y="12.06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9.525cm" svg:y="18.415cm">
          <draw:text-box>
            <text:p text:style-name="P1"><text:span text:style-name="T1">no</text:span></text:p>
          </draw:text-box>
        </draw:frame>
        <draw:frame draw:style-name="gr4" draw:text-style-name="P5" draw:layer="layout" svg:width="1.905cm" svg:height="0.635cm" svg:x="10.16cm" svg:y="17.14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27cm" svg:height="0.635cm" svg:x="2.54cm" svg:y="18.41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16.51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12.065cm">
          <draw:text-box>
            <text:p text:style-name="P1"><text:span text:style-name="T1">no</text:span></text:p>
          </draw:text-box>
        </draw:frame>
        <draw:line draw:style-name="gr3" draw:text-style-name="P3" draw:layer="layout" svg:x1="2.54cm" svg:y1="14.605cm" svg:x2="2.54cm" svg:y2="15.24cm">
          <text:p/>
        </draw:line>
        <draw:frame draw:style-name="gr4" draw:text-style-name="P5" draw:layer="layout" svg:width="1.27cm" svg:height="0.635cm" svg:x="2.54cm" svg:y="14.60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9.52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6.985cm">
          <draw:text-box>
            <text:p text:style-name="P1"><text:span text:style-name="T1">no</text:span></text:p>
          </draw:text-box>
        </draw:frame>
        <draw:frame draw:style-name="gr4" draw:text-style-name="P6" draw:layer="layout" svg:width="1.27cm" svg:height="0.683cm" svg:x="2.54cm" svg:y="5.08cm">
          <draw:text-box>
            <text:p text:style-name="P1"><text:span text:style-name="T2">no</text:span></text:p>
          </draw:text-box>
        </draw:frame>
        <draw:frame draw:style-name="gr4" draw:text-style-name="P5" draw:layer="layout" svg:width="1.27cm" svg:height="0.635cm" svg:x="2.54cm" svg:y="2.54cm">
          <draw:text-box>
            <text:p text:style-name="P1"><text:span text:style-name="T1">no</text:span></text:p>
          </draw:text-box>
        </draw:frame>
        <draw:custom-shape draw:style-name="gr1" draw:text-style-name="P2" draw:layer="layout" svg:width="2.54cm" svg:height="1.27cm" svg:x="5.08cm" svg:y="8.25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8.25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08cm" svg:y="5.71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5.71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4cm" svg:y1="19.685cm" svg:x2="2.54cm" svg:y2="20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12T13:40:53</dc:date>
    <dc:language>en-US</dc:language>
    <meta:editing-cycles>11</meta:editing-cycles>
    <meta:editing-duration>PT2H42M27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